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 fo:min-height="3.55cm" fo:min-width="11.9cm"/>
    </style:style>
    <style:style style:name="gr2" style:family="graphic" style:parent-style-name="standard">
      <style:graphic-properties draw:stroke="none" svg:stroke-color="#000000" draw:fill="none" draw:fill-color="#ffffff" fo:min-height="1.168cm"/>
    </style:style>
    <style:style style:name="gr3" style:family="graphic" style:parent-style-name="standard">
      <style:graphic-properties draw:fill-color="#b3b3b3" draw:textarea-horizontal-align="justify" draw:textarea-vertical-align="middle" draw:auto-grow-height="false" fo:min-height="5.6cm" fo:min-width="11.9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textarea-horizontal-align="justify" draw:textarea-vertical-align="middle" draw:auto-grow-height="false" fo:min-height="1.3cm" fo:min-width="2.1cm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2.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5cm" fo:min-width="2.1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2.1cm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2.5cm"/>
    </style:style>
    <style:style style:name="gr1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468cm"/>
    </style:style>
    <style:style style:name="gr14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-color="#e6e6e6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-color="#b3b3b3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2.4cm" svg:height="3.8cm" svg:x="7.5cm" svg:y="1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2cm" svg:height="1.418cm" svg:x="17.2cm" svg:y="1.082cm">
          <draw:text-box>
            <text:p><text:span text:style-name="T1">Programmable</text:span></text:p>
            <text:p><text:span text:style-name="T1">Logic (PL)</text:span></text:p>
          </draw:text-box>
        </draw:frame>
        <draw:custom-shape draw:style-name="gr3" draw:text-style-name="P3" draw:layer="layout" svg:width="12.4cm" svg:height="5.85cm" svg:x="7.5cm" svg:y="5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2.5cm" svg:height="1.25cm" svg:x="17.358cm" svg:y="9.75cm">
          <draw:text-box>
            <text:p><text:span text:style-name="T1">Processing</text:span></text:p>
            <text:p><text:span text:style-name="T1">System (PS)</text:span></text:p>
          </draw:text-box>
        </draw:frame>
        <draw:custom-shape draw:style-name="gr5" draw:text-style-name="P5" xml:id="id1" draw:id="id1" draw:layer="layout" svg:width="2.6cm" svg:height="1.55cm" svg:x="13.1cm" svg:y="6.182cm">
          <text:p text:style-name="P4"><text:span text:style-name="T2">ARM CPU1</text:span></text:p>
          <text:p text:style-name="P4"><text:span text:style-name="T2">(RTO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xml:id="id3" draw:id="id3" draw:layer="layout" svg:width="3cm" svg:height="1.6cm" svg:x="8.4cm" svg:y="9.082cm">
          <text:p text:style-name="P4"><text:span text:style-name="T2">ETHERNET</text:span></text:p>
          <text:p text:style-name="P4"><text:span text:style-name="T2">MA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line draw:style-name="gr7" draw:text-style-name="P6" draw:layer="layout" svg:x1="17.442cm" svg:y1="4.882cm" svg:x2="17.442cm" svg:y2="6.082cm">
            <text:p/>
          </draw:line>
          <draw:line draw:style-name="gr7" draw:text-style-name="P6" draw:layer="layout" svg:x1="18.042cm" svg:y1="4.882cm" svg:x2="18.042cm" svg:y2="6.082cm">
            <text:p/>
          </draw:line>
          <draw:line draw:style-name="gr7" draw:text-style-name="P6" draw:layer="layout" svg:x1="18.642cm" svg:y1="4.882cm" svg:x2="18.642cm" svg:y2="6.082cm">
            <text:p/>
          </draw:line>
          <draw:line draw:style-name="gr7" draw:text-style-name="P6" draw:layer="layout" svg:x1="19.242cm" svg:y1="4.882cm" svg:x2="19.242cm" svg:y2="6.082cm">
            <text:p/>
          </draw:line>
          <draw:frame draw:style-name="gr4" draw:text-style-name="P2" draw:layer="layout" svg:width="2.9cm" svg:height="1.25cm" svg:x="17.1cm" svg:y="3.782cm">
            <draw:text-box>
              <text:p><text:span text:style-name="T1">Timestamped events</text:span></text:p>
            </draw:text-box>
          </draw:frame>
          <draw:custom-shape draw:style-name="gr8" draw:text-style-name="P5" xml:id="id2" draw:id="id2" draw:layer="layout" svg:width="2.6cm" svg:height="1.75cm" svg:x="17.1cm" svg:y="6.082cm">
            <text:p text:style-name="P4"><text:span text:style-name="T2">Generic</text:span></text:p>
            <text:p text:style-name="P4"><text:span text:style-name="T2">Interrupt</text:span></text:p>
            <text:p text:style-name="P4"><text:span text:style-name="T2">Controller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</draw:g>
        <draw:connector draw:style-name="gr9" draw:text-style-name="P6" draw:layer="layout" svg:x1="15.7cm" svg:y1="6.957cm" svg:x2="17.1cm" svg:y2="6.957cm" draw:start-shape="id1" draw:start-glue-point="7" draw:end-shape="id2" draw:end-glue-point="5" svg:d="M15700 6957h1400" svg:viewBox="0 0 1401 1">
          <text:p/>
        </draw:connector>
        <draw:custom-shape draw:style-name="gr10" draw:text-style-name="P5" xml:id="id4" draw:id="id4" draw:layer="layout" svg:width="2.6cm" svg:height="1.6cm" svg:x="14.5cm" svg:y="9.082cm">
          <text:p text:style-name="P4"><text:span text:style-name="T2">ARM CPU0</text:span></text:p>
          <text:p text:style-name="P4"><text:span text:style-name="T2">(LINUX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6" draw:layer="layout" svg:x1="11.4cm" svg:y1="9.882cm" svg:x2="14.5cm" svg:y2="9.882cm" draw:start-shape="id3" draw:start-glue-point="7" draw:end-shape="id4" draw:end-glue-point="5" svg:d="M11400 9882h3100" svg:viewBox="0 0 3101 1">
          <text:p/>
        </draw:connector>
        <draw:custom-shape draw:style-name="gr6" draw:text-style-name="P5" xml:id="id5" draw:id="id5" draw:layer="layout" svg:width="3cm" svg:height="1.6cm" svg:x="9.2cm" svg:y="2.982cm">
          <text:p text:style-name="P4"><text:span text:style-name="T2">PCS/PMA</text:span></text:p>
          <text:p text:style-name="P4"><text:span text:style-name="T2">C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11" draw:text-style-name="P5" xml:id="id6" draw:id="id6" draw:layer="layout" svg:width="3cm" svg:height="1.4cm" svg:x="6cm" svg:y="1.3cm">
            <text:p text:style-name="P4"><text:span text:style-name="T2">Gigabit</text:span></text:p>
            <text:p text:style-name="P4"><text:span text:style-name="T2">Transciever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12" draw:text-style-name="P4" draw:layer="layout" svg:x1="6cm" svg:y1="2cm" svg:x2="3.4cm" svg:y2="2cm">
            <text:p/>
          </draw:line>
          <draw:frame draw:style-name="gr13" draw:text-style-name="P2" draw:layer="layout" svg:width="1.9cm" svg:height="0.718cm" svg:x="3.8cm" svg:y="1.3cm">
            <draw:text-box>
              <text:p><text:span text:style-name="T1">Ethernet</text:span></text:p>
            </draw:text-box>
          </draw:frame>
        </draw:g>
        <draw:connector draw:style-name="gr9" draw:text-style-name="P6" draw:layer="layout" draw:line-skew="-0.199cm" svg:x1="8.4cm" svg:y1="9.882cm" svg:x2="9.2cm" svg:y2="3.782cm" draw:start-shape="id3" draw:start-glue-point="5" draw:end-shape="id5" draw:end-glue-point="5" svg:d="M8400 9882h-700v-6100h1500" svg:viewBox="0 0 1501 6101">
          <text:p/>
        </draw:connector>
        <draw:connector draw:style-name="gr9" draw:text-style-name="P6" draw:layer="layout" svg:x1="9cm" svg:y1="2cm" svg:x2="10.7cm" svg:y2="2.982cm" draw:start-shape="id6" draw:start-glue-point="7" draw:end-shape="id5" draw:end-glue-point="4" svg:d="M9000 2000h1700v982" svg:viewBox="0 0 1701 983">
          <text:p/>
        </draw:connector>
        <draw:connector draw:style-name="gr7" draw:text-style-name="P6" draw:layer="layout" svg:x1="9.9cm" svg:y1="9.082cm" svg:x2="13.1cm" svg:y2="6.957cm" draw:start-shape="id3" draw:start-glue-point="4" draw:end-shape="id1" draw:end-glue-point="5" svg:d="M9900 9082v-2125h3200" svg:viewBox="0 0 3201 2126">
          <text:p/>
        </draw:connector>
        <draw:frame draw:style-name="gr14" draw:text-style-name="P2" draw:layer="layout" svg:width="2.4cm" svg:height="1.1cm" svg:x="10.3cm" svg:y="5.982cm">
          <draw:text-box>
            <text:p><text:span text:style-name="T1">PTP</text:span></text:p>
            <text:p><text:span text:style-name="T1">timestamp</text:span></text:p>
          </draw:text-box>
        </draw:frame>
        <draw:frame draw:style-name="gr14" draw:text-style-name="P2" draw:layer="layout" svg:width="2.4cm" svg:height="1.418cm" svg:x="12.064cm" svg:y="9.364cm">
          <draw:text-box>
            <text:p><text:span text:style-name="T1">Ethernet</text:span></text:p>
            <text:p><text:span text:style-name="T1">traffic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30T13:25:45.81</meta:creation-date>
    <dc:date>2015-11-16T11:21:31.326000000</dc:date>
    <meta:editing-duration>PT15H55M4S</meta:editing-duration>
    <meta:editing-cycles>173</meta:editing-cycles>
    <meta:generator>LibreOffice/5.0.3.2$Windows_x86 LibreOffice_project/e5f16313668ac592c1bfb310f4390624e3dbfb75</meta:generator>
    <meta:document-statistic meta:object-count="26"/>
  </office:meta>
</office:document-meta>
</file>